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fo:font-weight="normal" officeooo:rsid="0010a874" officeooo:paragraph-rsid="0010a874" style:font-size-asian="10.5pt" style:font-weight-asian="normal" style:font-size-complex="12pt" style:font-weight-complex="normal"/>
    </style:style>
    <style:style style:name="P2" style:family="paragraph" style:parent-style-name="Standard">
      <style:paragraph-properties fo:line-height="150%" fo:text-align="justify" style:justify-single-word="false"/>
      <style:text-properties fo:font-size="12pt" fo:font-weight="normal" officeooo:rsid="0010a874" officeooo:paragraph-rsid="0010dbe4" style:font-size-asian="10.5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2pt" fo:font-weight="normal" officeooo:rsid="0010a874" officeooo:paragraph-rsid="0012a3c4"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weight="normal" officeooo:rsid="0010a874" officeooo:paragraph-rsid="001558eb"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fo:font-weight="normal" officeooo:rsid="0010a874" officeooo:paragraph-rsid="00139b87"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fo:font-size="12pt" fo:font-weight="normal" officeooo:rsid="0010a874" officeooo:paragraph-rsid="00146f91"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font-weight="normal" officeooo:rsid="0010a874" officeooo:paragraph-rsid="00172a06"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font-weight="normal" officeooo:rsid="0010a874" officeooo:paragraph-rsid="001b53a8"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officeooo:rsid="001b53a8" officeooo:paragraph-rsid="001b53a8"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fo:font-size="12pt" fo:font-weight="normal" officeooo:rsid="00226827" officeooo:paragraph-rsid="00226827"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fo:font-size="12pt" fo:font-weight="normal" officeooo:rsid="00240ef3" officeooo:paragraph-rsid="00240ef3"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font-size="12pt" fo:font-weight="normal" officeooo:rsid="00090b39" officeooo:paragraph-rsid="000aeb4f"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size="12pt" fo:font-weight="normal" officeooo:rsid="000aeb4f" officeooo:paragraph-rsid="000aeb4f"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fo:font-size="12pt" fo:font-weight="normal" officeooo:rsid="000aeb4f" officeooo:paragraph-rsid="000cca9b"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fo:font-size="12pt" fo:font-weight="normal" officeooo:rsid="000f30d1" officeooo:paragraph-rsid="000f30d1"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fo:font-size="12pt" fo:font-weight="normal" officeooo:rsid="0027d5d2" officeooo:paragraph-rsid="0027d5d2"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fo:font-size="12pt" fo:font-weight="normal" officeooo:rsid="002ff2e1" officeooo:paragraph-rsid="002ff2e1"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fo:font-size="12pt" fo:font-weight="normal" officeooo:rsid="003370b8" officeooo:paragraph-rsid="003370b8"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fo:font-size="12pt" fo:font-weight="normal" officeooo:rsid="0028f76a" officeooo:paragraph-rsid="0028f76a"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size="12pt" fo:font-weight="normal" officeooo:rsid="0034045d" officeooo:paragraph-rsid="0034045d"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size="12pt" fo:font-weight="normal" officeooo:rsid="0039a8c8" officeooo:paragraph-rsid="0039a8c8"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fo:font-size="12pt" fo:font-weight="bold" officeooo:rsid="00226827" officeooo:paragraph-rsid="00226827" style:font-size-asian="10.5pt" style:font-weight-asian="bold" style:font-size-complex="12pt" style:font-weight-complex="bold"/>
    </style:style>
    <style:style style:name="P23" style:family="paragraph" style:parent-style-name="Standard">
      <style:paragraph-properties fo:line-height="150%" fo:text-align="justify" style:justify-single-word="false"/>
      <style:text-properties fo:font-size="12pt" fo:font-weight="bold" officeooo:rsid="003370b8" officeooo:paragraph-rsid="003370b8" style:font-size-asian="10.5pt" style:font-weight-asian="bold" style:font-size-complex="12pt" style:font-weight-complex="bold"/>
    </style:style>
    <style:style style:name="P24" style:family="paragraph" style:parent-style-name="Standard">
      <style:paragraph-properties fo:line-height="150%" fo:text-align="justify" style:justify-single-word="false"/>
      <style:text-properties fo:font-size="16pt" fo:font-weight="bold" officeooo:rsid="00090b39" officeooo:paragraph-rsid="00090b39" style:font-size-asian="16pt" style:font-weight-asian="bold" style:font-size-complex="16pt" style:font-weight-complex="bold"/>
    </style:style>
    <style:style style:name="P25" style:family="paragraph" style:parent-style-name="Standard">
      <style:paragraph-properties fo:line-height="150%" fo:text-align="justify" style:justify-single-word="false"/>
      <style:text-properties fo:font-size="16pt" fo:font-weight="bold" officeooo:rsid="00090b39" officeooo:paragraph-rsid="000aeb4f" style:font-size-asian="16pt" style:font-weight-asian="bold" style:font-size-complex="16pt" style:font-weight-complex="bold"/>
    </style:style>
    <style:style style:name="P26" style:family="paragraph" style:parent-style-name="Standard">
      <style:paragraph-properties fo:line-height="150%" fo:text-align="justify" style:justify-single-word="false"/>
      <style:text-properties fo:font-size="16pt" fo:font-weight="bold" officeooo:rsid="000f30d1" officeooo:paragraph-rsid="000f30d1" style:font-size-asian="16pt" style:font-weight-asian="bold" style:font-size-complex="16pt" style:font-weight-complex="bold"/>
    </style:style>
    <style:style style:name="P27" style:family="paragraph" style:parent-style-name="Standard">
      <style:paragraph-properties fo:line-height="150%" fo:text-align="justify" style:justify-single-word="false"/>
      <style:text-properties fo:font-size="16pt" fo:font-weight="bold" officeooo:rsid="0010a874" officeooo:paragraph-rsid="0010a874" style:font-size-asian="16pt" style:font-weight-asian="bold" style:font-size-complex="16pt" style:font-weight-complex="bold"/>
    </style:style>
    <style:style style:name="P28" style:family="paragraph" style:parent-style-name="Standard">
      <style:paragraph-properties fo:line-height="150%" fo:text-align="justify" style:justify-single-word="false"/>
      <style:text-properties fo:font-size="16pt" fo:font-weight="bold" officeooo:rsid="0010a874" officeooo:paragraph-rsid="0010dbe4" style:font-size-asian="16pt" style:font-weight-asian="bold" style:font-size-complex="16pt" style:font-weight-complex="bold"/>
    </style:style>
    <style:style style:name="P29" style:family="paragraph" style:parent-style-name="Standard">
      <style:paragraph-properties fo:line-height="150%" fo:text-align="justify" style:justify-single-word="false"/>
      <style:text-properties fo:font-size="16pt" fo:font-weight="bold" officeooo:rsid="0010a874" officeooo:paragraph-rsid="0012a3c4" style:font-size-asian="16pt" style:font-weight-asian="bold" style:font-size-complex="16pt" style:font-weight-complex="bold"/>
    </style:style>
    <style:style style:name="P30" style:family="paragraph" style:parent-style-name="Standard">
      <style:paragraph-properties fo:line-height="150%" fo:text-align="justify" style:justify-single-word="false"/>
      <style:text-properties fo:font-size="16pt" fo:font-weight="bold" officeooo:rsid="0010a874" officeooo:paragraph-rsid="00146f91" style:font-size-asian="16pt" style:font-weight-asian="bold" style:font-size-complex="16pt" style:font-weight-complex="bold"/>
    </style:style>
    <style:style style:name="P31" style:family="paragraph" style:parent-style-name="Standard">
      <style:paragraph-properties fo:line-height="150%" fo:text-align="justify" style:justify-single-word="false"/>
      <style:text-properties fo:font-size="16pt" fo:font-weight="bold" officeooo:rsid="0010a874" officeooo:paragraph-rsid="00172a06" style:font-size-asian="16pt" style:font-weight-asian="bold" style:font-size-complex="16pt" style:font-weight-complex="bold"/>
    </style:style>
    <style:style style:name="P32" style:family="paragraph" style:parent-style-name="Standard">
      <style:paragraph-properties fo:line-height="150%" fo:text-align="justify" style:justify-single-word="false"/>
      <style:text-properties fo:font-size="16pt" fo:font-weight="bold" officeooo:rsid="000aeb4f" officeooo:paragraph-rsid="000aeb4f" style:font-size-asian="14pt" style:font-weight-asian="bold" style:font-size-complex="16pt" style:font-weight-complex="bold"/>
    </style:style>
    <style:style style:name="P33" style:family="paragraph" style:parent-style-name="Standard">
      <style:paragraph-properties fo:line-height="150%" fo:text-align="justify" style:justify-single-word="false"/>
      <style:text-properties fo:font-size="16pt" fo:font-weight="bold" officeooo:rsid="000aeb4f" officeooo:paragraph-rsid="000cca9b" style:font-size-asian="14pt" style:font-weight-asian="bold" style:font-size-complex="16pt" style:font-weight-complex="bold"/>
    </style:style>
    <style:style style:name="P34" style:family="paragraph" style:parent-style-name="Standard">
      <style:paragraph-properties fo:line-height="150%" fo:text-align="justify" style:justify-single-word="false"/>
      <style:text-properties fo:font-size="12pt" fo:font-weight="normal" officeooo:rsid="0010a874" officeooo:paragraph-rsid="001a9d7b"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010a874" officeooo:paragraph-rsid="00172a06"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font-weight="normal" officeooo:rsid="00226827" officeooo:paragraph-rsid="00226827"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fo:font-weight="normal" officeooo:rsid="001a9d7b" officeooo:paragraph-rsid="001a9d7b"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fo:font-size="12pt" fo:font-weight="normal" officeooo:rsid="00424349" officeooo:paragraph-rsid="00424349" style:font-size-asian="10.5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normal" officeooo:rsid="00424349" officeooo:paragraph-rsid="001b53a8" style:font-size-asian="10.5pt" style:font-weight-asian="normal" style:font-size-complex="12pt" style:font-weight-complex="normal"/>
    </style:style>
    <style:style style:name="T1" style:family="text">
      <style:text-properties officeooo:rsid="000aeb4f"/>
    </style:style>
    <style:style style:name="T2" style:family="text">
      <style:text-properties officeooo:rsid="000af1c8"/>
    </style:style>
    <style:style style:name="T3" style:family="text">
      <style:text-properties officeooo:rsid="000d4c22"/>
    </style:style>
    <style:style style:name="T4" style:family="text">
      <style:text-properties officeooo:rsid="000f30d1"/>
    </style:style>
    <style:style style:name="T5" style:family="text">
      <style:text-properties officeooo:rsid="0010a874"/>
    </style:style>
    <style:style style:name="T6" style:family="text">
      <style:text-properties officeooo:rsid="0010dbe4"/>
    </style:style>
    <style:style style:name="T7" style:family="text">
      <style:text-properties officeooo:rsid="0012a3c4"/>
    </style:style>
    <style:style style:name="T8" style:family="text">
      <style:text-properties officeooo:rsid="00146f91"/>
    </style:style>
    <style:style style:name="T9" style:family="text">
      <style:text-properties officeooo:rsid="0016d530"/>
    </style:style>
    <style:style style:name="T10" style:family="text">
      <style:text-properties officeooo:rsid="00172a06"/>
    </style:style>
    <style:style style:name="T11" style:family="text">
      <style:text-properties officeooo:rsid="001ad44a"/>
    </style:style>
    <style:style style:name="T12" style:family="text">
      <style:text-properties officeooo:rsid="001c3d04"/>
    </style:style>
    <style:style style:name="T13" style:family="text">
      <style:text-properties fo:font-weight="bold" style:font-weight-asian="bold" style:font-weight-complex="bold"/>
    </style:style>
    <style:style style:name="T14" style:family="text">
      <style:text-properties fo:font-weight="bold" officeooo:rsid="001c3d04" style:font-weight-asian="bold" style:font-weight-complex="bold"/>
    </style:style>
    <style:style style:name="T15" style:family="text">
      <style:text-properties fo:font-weight="bold" officeooo:rsid="00221f80" style:font-weight-asian="bold" style:font-weight-complex="bold"/>
    </style:style>
    <style:style style:name="T16" style:family="text">
      <style:text-properties officeooo:rsid="00221f80"/>
    </style:style>
    <style:style style:name="T17" style:family="text">
      <style:text-properties officeooo:rsid="0027d5d2"/>
    </style:style>
    <style:style style:name="T18" style:family="text">
      <style:text-properties officeooo:rsid="0029edd1"/>
    </style:style>
    <style:style style:name="T19" style:family="text">
      <style:text-properties officeooo:rsid="0034e324"/>
    </style:style>
    <style:style style:name="T20" style:family="text">
      <style:text-properties officeooo:rsid="0036896c"/>
    </style:style>
    <style:style style:name="T21" style:family="text">
      <style:text-properties officeooo:rsid="003b411f"/>
    </style:style>
    <style:style style:name="T22" style:family="text">
      <style:text-properties officeooo:rsid="003bed0f"/>
    </style:style>
    <style:style style:name="T23" style:family="text">
      <style:text-properties officeooo:rsid="003cc344"/>
    </style:style>
    <style:style style:name="T24" style:family="text">
      <style:text-properties officeooo:rsid="003dcf45"/>
    </style:style>
    <style:style style:name="T25" style:family="text">
      <style:text-properties officeooo:rsid="003f8180"/>
    </style:style>
    <style:style style:name="T26" style:family="text">
      <style:text-properties officeooo:rsid="0043cd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nfig</text:p>
      <text:p text:style-name="P12">- this folder contains necessary configurations to start the server. It loads all the models, routes and controllers codes.</text:p>
      <text:p text:style-name="P12"/>
      <text:p text:style-name="P32">config/env</text:p>
      <text:p text:style-name="P13">- the server’s different development env. Api keys, token, credentiuals are here.</text:p>
      <text:p text:style-name="P13"/>
      <text:p text:style-name="P32">config/<text:span text:style-name="T2">lib</text:span></text:p>
      <text:p text:style-name="P13">- <text:span text:style-name="T2">expressjs configuration and mongoose connection to mongodb</text:span></text:p>
      <text:p text:style-name="P13"/>
      <text:p text:style-name="P33">config/<text:span text:style-name="T3">strategies</text:span></text:p>
      <text:p text:style-name="P14">- <text:s/><text:span text:style-name="T3">files for the different strategies for passportjs. Local authentication, facebook, instagram and twitter authentication resides here. Im not sure if it works, havent tested it.</text:span></text:p>
      <text:p text:style-name="P14"/>
      <text:p text:style-name="P25">c<text:span text:style-name="T1">ron</text:span></text:p>
      <text:p text:style-name="P12">- <text:span text:style-name="T4">havent touched this one but this one run as a cron job.</text:span></text:p>
      <text:p text:style-name="P12"/>
      <text:p text:style-name="P26">dumping</text:p>
      <text:p text:style-name="P15">- <text:span text:style-name="T5">php files for scraping the data</text:span></text:p>
      <text:p text:style-name="P15"/>
      <text:p text:style-name="P27">public</text:p>
      <text:p text:style-name="P1">- this contains the controllers, directives, filters, angular libaries, third – party libraries and partial templates used on the entire site</text:p>
      <text:p text:style-name="P1"/>
      <text:p text:style-name="P28">public/<text:span text:style-name="T6">app</text:span></text:p>
      <text:p text:style-name="P2">- <text:span text:style-name="T6">this contains the files that I factored out from the existing codebase. I tried to be consistent as much possible and breakdown the components to each proper modules.</text:span></text:p>
      <text:p text:style-name="P2"/>
      <text:p text:style-name="P2"/>
      <text:p text:style-name="P15"/>
      <text:p text:style-name="P28"><text:soft-page-break/>public/<text:span text:style-name="T6">assets</text:span></text:p>
      <text:p text:style-name="P2">- <text:span text:style-name="T6">controllers, services, directives, filters reside here. It contains javascript files.</text:span></text:p>
      <text:p text:style-name="P2"/>
      <text:p text:style-name="P29">public/<text:span text:style-name="T7">dist</text:span></text:p>
      <text:p text:style-name="P3">- <text:span text:style-name="T7">These are minified files based from gulp configuration. These files are imported to main template file.</text:span></text:p>
      <text:p text:style-name="P3"/>
      <text:p text:style-name="P29">public/<text:span text:style-name="T7">partials</text:span></text:p>
      <text:p text:style-name="P3">- <text:span text:style-name="T7">partial templates files is contained on this folder. User and admin, search, sidebar tempalates are included in here.</text:span></text:p>
      <text:p text:style-name="P3"/>
      <text:p text:style-name="P30">public/<text:span text:style-name="T8">s_js</text:span></text:p>
      <text:p text:style-name="P4">- <text:span text:style-name="T8">angular libraries</text:span></text:p>
      <text:p text:style-name="P5"/>
      <text:p text:style-name="P30">public/<text:span text:style-name="T9">scripts</text:span></text:p>
      <text:p text:style-name="P6">- <text:span text:style-name="T9">third party libraries for angular</text:span></text:p>
      <text:p text:style-name="P6"/>
      <text:p text:style-name="P31">public/<text:span text:style-name="T10">vendor</text:span></text:p>
      <text:p text:style-name="P7">- <text:span text:style-name="T10">third party javascript and css libraries</text:span></text:p>
      <text:p text:style-name="P7"/>
      <text:p text:style-name="P23">Specifications: </text:p>
      <text:p text:style-name="P18"><text:s/>Front-End (Javascript / CSS) we had a FE developer code 99% but may need some changes based off of your work/intergation</text:p>
      <text:p text:style-name="P18">* HTML5 - Bootstrap Responsive </text:p>
      <text:p text:style-name="P18">* Back-End</text:p>
      <text:p text:style-name="P18">* Node.js</text:p>
      <text:p text:style-name="P18">* MongoDB (Stores Data Points)</text:p>
      <text:p text:style-name="P18">* Angular.js</text:p>
      <text:p text:style-name="P18"><text:s/>Percolator (API) possibly</text:p>
      <text:p text:style-name="P18"/>
      <text:p text:style-name="P18">* Programming Languages Required: Node.js</text:p>
      <text:p text:style-name="P18">* Project Type: I am not sure</text:p>
      <text:p text:style-name="P18"><text:soft-page-break/>* Project Stage: Design</text:p>
      <text:p text:style-name="P18">* API Integration Required: Other</text:p>
      <text:p text:style-name="P18"/>
      <text:p text:style-name="P18">API's Necessary</text:p>
      <text:p text:style-name="P18">* sendgrid.com ( All emails and behavioral email setup triggered by various data points. Will need to combine with prediction.io)</text:p>
      <text:p text:style-name="P18">* Mixpanel (Collect Data Points)</text:p>
      <text:p text:style-name="P18">* Google Analytics</text:p>
      <text:p text:style-name="P18">* prosperent (integrated checkout process)</text:p>
      <text:p text:style-name="P18">* two tap (integrated checkout process)</text:p>
      <text:p text:style-name="P18"/>
      <text:p text:style-name="P18">Misc.</text:p>
      <text:p text:style-name="P18">* Servers Setup (Need to be setup on digitalocean. Servers will be on the same region - private servers on their internal network)</text:p>
      <text:p text:style-name="P18">* Search Bar (custom)</text:p>
      <text:p text:style-name="P18">* Side Bar options to narrow product search will include color identification. This in addition to scraping calls will recognize the colors of product with simple code snippet.https://github.com/visionmedia/palette</text:p>
      <text:p text:style-name="P18">There are other details that I am happy to discuss over a phone conversation. Full Stack Developer. Must have experience in scraping, API's, and Node.js, Bootstrap. Remote is okay, but excellent English and prompt communication skills are a must!</text:p>
      <text:p text:style-name="P7"/>
      <text:p text:style-name="P22">Requirements:</text:p>
      <text:p text:style-name="P10">- nodejs</text:p>
      <text:p text:style-name="P10">- mongdb (I use the community version)</text:p>
      <text:p text:style-name="P10">- node packages installed</text:p>
      <text:p text:style-name="P7">- <text:span text:style-name="T26">apache</text:span></text:p>
      <text:p text:style-name="P7">- <text:span text:style-name="T26">php</text:span></text:p>
      <text:p text:style-name="P7">- <text:span text:style-name="T26">mysql</text:span></text:p>
      <text:p text:style-name="P39"/>
      <text:p text:style-name="P39"/>
      <text:p text:style-name="P39"/>
      <text:p text:style-name="P8"/>
      <text:p text:style-name="P9"><text:soft-page-break/>Notes on refactoring: <text:span text:style-name="T19">(Old approach on component based)</text:span></text:p>
      <text:p text:style-name="P9">I put all the refactored code on <text:span text:style-name="T13">public/app</text:span>. <text:span text:style-name="T12">Type localhost:800/refactor to open the homepage. You see, this part of the code is all updated to latest angular libraries and third party libraries with the exception of few ones, just check the comments on the main template file located on </text:span><text:span text:style-name="T14">views/index_refactor.html</text:span><text:span text:style-name="T12">. If you want to continue it, feel free to use it. Folders are structured according to different types (components, services, filters, third – party libs and etc). </text:span><text:span text:style-name="T15">App.js</text:span><text:span text:style-name="T16"> is the main module but there are still messed codes there.</text:span></text:p>
      <text:p text:style-name="P9"/>
      <text:p text:style-name="P11">If you don’t want to continue and want to work with the existing codebase, then the <text:span text:style-name="T13">public/assets/controller/app_home.js</text:span> is the main controller. It usua<text:span text:style-name="T22">l</text:span>ly holds most of the scope variables, <text:span text:style-name="T17">but it is also shared to child controllers and link functions so be wary. Conventions are also not consistent across because different developers have already worked on this. Codes are also all over the place so you might want to optimize that. I also want to point out that the libraries used, both angularjs and third – party libraries are outdated. So you may want to look at it and update it especially the angularjs libraries. If you update it surely it would break many parts of the codes as I already tried doing it (for example the $http returned promise). Some parts of the codes are deprecated and you dont want to work with outdated libs and codes, do you? Also it uses directives instead of the new style components. Also you may want to clean up codes related to prosperent, the client wants complete twotap integration only. Another concern is that there are plenty of repetitive codes, you may want to refactor that out as a service</text:span></text:p>
      <text:p text:style-name="P11"/>
      <text:p text:style-name="P19">If you <text:span text:style-name="T18">dont </text:span>want to <text:span text:style-name="T18">continue my code and want to work from scratch, the angularjs site has pretty good documentation on the new style of components. </text:span><text:a xlink:type="simple" xlink:href="https://docs.angularjs.org/guide/component" text:style-name="Internet_20_link" text:visited-style-name="Visited_20_Internet_20_Link"><text:span text:style-name="T18">https://docs.angularjs.org/guide/component</text:span></text:a></text:p>
      <text:p text:style-name="P19"/>
      <text:p text:style-name="P20">Notes on refactoring: <text:span text:style-name="T20">(New Approach on component based)</text:span></text:p>
      <text:p text:style-name="P21">So the developers decided to take a different approach to realistically achieved a definite timeline and to make it work with the existing code without making much rewrite. <text:span text:style-name="T21">This approach sticks with the existing libraries with the site and doesn’t update anything. Haven’t checked the angularjs version but im more than sure that we are behind. This doesn’t use the new method on components but use the directive instead for much better compatibility. We used the existing services, filters and the main controller (app_home.js). Other controllers are converted into component based along with their templates (which can be inspected in .config, the routes). </text:span></text:p>
      <text:p text:style-name="P11"/>
      <text:p text:style-name="P16"><text:soft-page-break/>Notes on database data:</text:p>
      <text:p text:style-name="P16">There’s a plenty of data on the database. Most of it is inherited on the previous devs. What the client wants is to only use twotap data instead of the prosperent. The previous devs said that the integration of twotap is complete but I dont think so. There are plenty of cross – <text:span text:style-name="T23">reference</text:span> between the two tables merge into one and im not sure that’s correct. It should be consistent using only twotap data.</text:p>
      <text:p text:style-name="P16"/>
      <text:p text:style-name="P17">Notes on search functionality:</text:p>
      <text:p text:style-name="P17">This is the first and main concern of the client. The search is slow and not consistent. It doesn’t match the search query and displays irrelevant results. Check the searchdatabase() function on app_home.js. It so cluttered and the codes is just, for me doesn’t make that much sense to be like that. There are plenty of repetitive lines and api calls under another api call. Check that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22:01:17.257000000</meta:creation-date>
    <dc:date>2018-10-03T15:23:35.965000000</dc:date>
    <meta:editing-duration>P1DT7H44M35S</meta:editing-duration>
    <meta:editing-cycles>47</meta:editing-cycles>
    <meta:generator>LibreOffice/5.4.0.3$Windows_X86_64 LibreOffice_project/7556cbc6811c9d992f4064ab9287069087d7f62c</meta:generator>
    <meta:document-statistic meta:table-count="0" meta:image-count="0" meta:object-count="0" meta:page-count="5" meta:paragraph-count="68" meta:word-count="1011" meta:character-count="6261" meta:non-whitespace-character-count="5308"/>
  </office:meta>
</office:document-meta>
</file>